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0.001cm" table:align="right"/>
    </style:style>
    <style:style style:name="Tabella2.A" style:family="table-column">
      <style:table-column-properties style:column-width="4.424cm"/>
    </style:style>
    <style:style style:name="Tabella2.B" style:family="table-column">
      <style:table-column-properties style:column-width="5.193cm"/>
    </style:style>
    <style:style style:name="Tabella2.C" style:family="table-column">
      <style:table-column-properties style:column-width="10.384cm"/>
    </style:style>
    <style:style style:name="Tabella2.A1" style:family="table-cell">
      <style:table-cell-properties fo:background-color="#e6e6e6" fo:padding="0.097cm" fo:border="0.05pt solid #000000">
        <style:background-image/>
      </style:table-cell-properties>
    </style:style>
    <style:style style:name="Tabella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2.C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5" style:family="table-row">
      <style:table-row-properties style:min-row-height="1.97cm"/>
    </style:style>
    <style:style style:name="Tabella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 style:master-page-name="">
      <style:table-properties style:width="19.999cm" style:page-number="auto" table:align="margins" style:shadow="none"/>
    </style:style>
    <style:style style:name="Tabella1.A" style:family="table-column">
      <style:table-column-properties style:column-width="4.999cm" style:rel-column-width="16383*"/>
    </style:style>
    <style:style style:name="Tabella1.B" style:family="table-column">
      <style:table-column-properties style:column-width="5.001cm" style:rel-column-width="16384*"/>
    </style:style>
    <style:style style:name="Tabella1.D" style:family="table-column">
      <style:table-column-properties style:column-width="5.001cm" style:rel-column-width="16385*"/>
    </style:style>
    <style:style style:name="Tabella1.1" style:family="table-row">
      <style:table-row-properties style:min-row-height="2cm"/>
    </style:style>
    <style:style style:name="Tabella1.A1" style:family="table-cell">
      <style:table-cell-properties style:vertical-align="" fo:background-color="transparent" fo:padding="0.097cm" fo:border="0.05pt solid #000000">
        <style:background-image/>
      </style:table-cell-properties>
    </style:style>
    <style:style style:name="Tabella1.2" style:family="table-row">
      <style:table-row-properties style:min-row-height="1.005cm"/>
    </style:style>
    <style:style style:name="Tabella1.A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middle"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ella1.B3" style:family="table-cell">
      <style:table-cell-properties style:vertical-align="middle" fo:background-color="#ffffff" fo:padding="0.097cm" fo:border-left="0.05pt solid #000000" fo:border-right="none" fo:border-top="none" fo:border-bottom="none">
        <style:background-image/>
      </style:table-cell-properties>
    </style:style>
    <style:style style:name="Tabella1.D3" style:family="table-cell">
      <style:table-cell-properties fo:background-color="#ffffff" fo:padding="0.097cm" fo:border-left="0.05pt solid #000000" fo:border-right="0.05pt solid #000000" fo:border-top="none" fo:border-bottom="none">
        <style:background-image/>
      </style:table-cell-properties>
    </style:style>
    <style:style style:name="Tabella1.A4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4" style:family="table">
      <style:table-properties style:width="19.999cm" table:align="margins"/>
    </style:style>
    <style:style style:name="Tabella4.A" style:family="table-column">
      <style:table-column-properties style:column-width="4.997cm" style:rel-column-width="16375*"/>
    </style:style>
    <style:style style:name="Tabella4.B" style:family="table-column">
      <style:table-column-properties style:column-width="4.21cm" style:rel-column-width="13797*"/>
    </style:style>
    <style:style style:name="Tabella4.C" style:family="table-column">
      <style:table-column-properties style:column-width="1.083cm" style:rel-column-width="3548*"/>
    </style:style>
    <style:style style:name="Tabella4.D" style:family="table-column">
      <style:table-column-properties style:column-width="4.706cm" style:rel-column-width="15421*"/>
    </style:style>
    <style:style style:name="Tabella4.E" style:family="table-column">
      <style:table-column-properties style:column-width="5.002cm" style:rel-column-width="16394*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7" style:family="table-row">
      <style:table-row-properties style:min-row-height="2cm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8" style:family="table-row">
      <style:table-row-properties style:min-row-height="0.568cm"/>
    </style:style>
    <style:style style:name="Tabella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9" style:family="table-row">
      <style:table-row-properties style:min-row-height="1.191cm"/>
    </style:style>
    <style:style style:name="Tabella4.B9" style:family="table-cell">
      <style:table-cell-properties fo:padding="0.097cm" fo:border-left="0.05pt solid #000000" fo:border-right="none" fo:border-top="none" fo:border-bottom="0.05pt solid #000000"/>
    </style:style>
    <style:style style:name="Tabella4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10" style:family="table-row">
      <style:table-row-properties style:min-row-height="0.575cm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11" style:family="table-row">
      <style:table-row-properties style:min-row-height="0.743cm"/>
    </style:style>
    <style:style style:name="Tabella4.A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83a3f9" style:font-size-asian="10pt" style:font-weight-asian="normal" style:font-size-complex="10pt" style:font-weight-complex="normal"/>
    </style:style>
    <style:style style:name="P1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81772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reak-before="auto" fo:break-after="auto" style:shadow="none"/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81772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Fram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Ubuntu Light" fo:font-size="10pt" fo:font-weight="bold" officeooo:rsid="0091aded" officeooo:paragraph-rsid="0091aded" style:font-name-asian="SimSun" style:font-size-asian="10pt" style:font-weight-asian="bold" style:font-name-complex="Tahoma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Ubuntu Light" fo:font-size="10pt" fo:font-weight="normal" officeooo:rsid="008c8a50" officeooo:paragraph-rsid="008f04e3" style:font-name-asian="SimSun" style:font-size-asian="10pt" style:font-weight-asian="normal" style:font-name-complex="Tahoma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Ubuntu Light" fo:font-size="10pt" fo:font-weight="normal" officeooo:rsid="008c8a50" officeooo:paragraph-rsid="0091aded" style:font-name-asian="SimSun" style:font-size-asian="10pt" style:font-weight-asian="normal" style:font-name-complex="Tahoma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Ubuntu Light" fo:font-size="11pt" fo:font-weight="bold" officeooo:rsid="00793f3e" officeooo:paragraph-rsid="00793f3e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793f3e" officeooo:paragraph-rsid="007fabf2" style:font-size-asian="15pt" style:font-weight-asian="bold" style:font-size-complex="15pt" style:font-weight-complex="bold"/>
    </style:style>
    <style:style style:name="P23" style:family="paragraph" style:parent-style-name="Table_20_Contents">
      <style:text-properties style:font-name="Ubuntu Light2" fo:font-weight="bold" officeooo:rsid="00876b99" officeooo:paragraph-rsid="00876b99" style:font-weight-asian="bold" style:font-weight-complex="bold"/>
    </style:style>
    <style:style style:name="P24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text-properties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able_20_Contents">
      <style:text-properties style:font-name="UBUNTU LIGHT" fo:font-size="10pt" fo:font-weight="bold" officeooo:rsid="0087d49b" officeooo:paragraph-rsid="008d099f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Table_20_Contents">
      <style:text-properties style:font-name="UBUNTU LIGHT" fo:font-size="11pt" fo:font-weight="bold" officeooo:rsid="008c8a50" officeooo:paragraph-rsid="008c8a50" style:font-name-asian="SimSun" style:font-size-asian="11pt" style:font-weight-asian="bold" style:font-name-complex="Tahoma" style:font-size-complex="11pt" style:font-weight-complex="bold"/>
    </style:style>
    <style:style style:name="P28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29" style:family="paragraph" style:parent-style-name="Table_20_Contents">
      <style:text-properties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30" style:family="paragraph" style:parent-style-name="Table_20_Contents">
      <style:text-properties style:font-name="Ubuntu light" fo:font-size="10pt" fo:font-weight="bold" officeooo:rsid="0087d49b" officeooo:paragraph-rsid="008d099f" style:font-name-asian="SimSun" style:font-size-asian="10pt" style:font-weight-asian="bold" style:font-name-complex="Tahoma" style:font-size-complex="10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Ubuntu light" fo:font-weight="bold" officeooo:rsid="0091aded" officeooo:paragraph-rsid="0091aded" style:font-name-asian="SimSun" style:font-size-asian="10pt" style:font-weight-asian="bold" style:font-name-complex="Tahoma" style:font-size-complex="10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officeooo:rsid="008c8a50" officeooo:paragraph-rsid="008d099f" style:font-name-asian="SimSun" style:font-size-asian="10pt" style:font-name-complex="Tahoma" style:font-size-complex="10pt"/>
    </style:style>
    <style:style style:name="P33" style:family="paragraph" style:parent-style-name="Table_20_Contents">
      <style:paragraph-properties fo:text-align="start" style:justify-single-word="false"/>
      <style:text-properties officeooo:rsid="008c8a50" officeooo:paragraph-rsid="008f04e3" style:font-name-asian="SimSun" style:font-size-asian="10pt" style:font-name-complex="Tahoma" style:font-size-complex="10pt"/>
    </style:style>
    <style:style style:name="P34" style:family="paragraph" style:parent-style-name="Table_20_Contents">
      <style:text-properties style:font-name="UBUNTU LIGHT" fo:font-size="11pt" fo:font-weight="bold" officeooo:rsid="008b3385" officeooo:paragraph-rsid="0099100b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color="#ff0000" style:font-name="Ubuntu Light" fo:font-size="10pt" fo:font-weight="bold" officeooo:rsid="00793f3e" officeooo:paragraph-rsid="0096d243" style:font-name-asian="SimSun" style:font-size-asian="10pt" style:font-weight-asian="bold" style:font-name-complex="Tahoma" style:font-size-complex="10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ff0000" style:font-name="Ubuntu Light" fo:font-size="10pt" fo:font-weight="bold" officeooo:rsid="00793f3e" officeooo:paragraph-rsid="0098668d" style:font-name-asian="SimSun" style:font-size-asian="10pt" style:font-weight-asian="bold" style:font-name-complex="Tahoma" style:font-size-complex="10pt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officeooo:rsid="008c8a50" officeooo:paragraph-rsid="009078fc" style:font-name-asian="SimSun" style:font-size-asian="10pt" style:font-name-complex="Tahoma" style:font-size-complex="10pt"/>
    </style:style>
    <style:style style:name="P38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" fo:font-size="10pt" fo:font-weight="normal" officeooo:paragraph-rsid="00817726" style:font-size-asian="10pt" style:font-weight-asian="normal" style:font-size-complex="10pt" style:font-weight-complex="normal"/>
    </style:style>
    <style:style style:name="P3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Ubuntu Light" fo:font-size="11pt" fo:font-style="normal" style:text-underline-style="none" fo:font-weight="bold" officeooo:rsid="00793f3e" officeooo:paragraph-rsid="0095962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rsid="00793f3e" officeooo:paragraph-rsid="0098668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6.5pt" style:font-size-asian="16.5pt" style:font-size-complex="16.5pt"/>
    </style:style>
    <style:style style:name="T3" style:family="text">
      <style:text-properties style:font-name="Ubuntu Light1" fo:font-size="16.5pt" style:font-size-asian="16.5pt" style:font-size-complex="16.5pt"/>
    </style:style>
    <style:style style:name="T4" style:family="text">
      <style:text-properties style:font-name="Ubuntu Light1" fo:font-size="16.5pt" officeooo:rsid="007b372c" style:font-size-asian="16.5pt" style:font-size-complex="16.5pt"/>
    </style:style>
    <style:style style:name="T5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6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T7" style:family="text">
      <style:text-properties fo:color="#ff3333" style:font-name="Ubuntu Light" fo:font-size="16.5pt" officeooo:rsid="007b372c" style:font-size-asian="16.5pt" style:font-size-complex="16.5pt"/>
    </style:style>
    <style:style style:name="T8" style:family="text">
      <style:text-properties fo:color="#ff3333" fo:font-size="16.5pt" officeooo:rsid="007b372c" style:font-size-asian="16.5pt" style:font-size-complex="16.5pt"/>
    </style:style>
    <style:style style:name="T9" style:family="text">
      <style:text-properties fo:color="#ff3333" officeooo:rsid="007b372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5pt" fo:font-weight="normal" style:font-size-asian="15pt" style:font-weight-asian="normal" style:font-size-complex="15pt" style:font-weight-complex="normal"/>
    </style:style>
    <style:style style:name="T12" style:family="text">
      <style:text-properties style:font-name="Ubuntu Light" fo:font-size="10pt" fo:font-weight="normal" style:font-weight-asian="normal" style:font-weight-complex="normal"/>
    </style:style>
    <style:style style:name="T13" style:family="text">
      <style:text-properties style:font-name="Ubuntu Light" fo:font-size="10pt" fo:font-weight="normal" officeooo:rsid="008c8a50" style:font-size-asian="10pt" style:font-weight-asian="normal" style:font-size-complex="10pt" style:font-weight-complex="normal"/>
    </style:style>
    <style:style style:name="T14" style:family="text">
      <style:text-properties style:font-name="Ubuntu Light" fo:font-weight="normal" officeooo:rsid="008c8a50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table:number-columns-spanned="3" office:value-type="string">
            <text:p text:style-name="P22">NON CONFORMITA' <text:span text:style-name="T8"><text:placeholder text:placeholder-type="text">&lt;'INTERNO' if o.mode == 'internal' else 'FORNITORE'&gt;</text:placeholder></text:span></text:p>
          </table:table-cell>
          <table:covered-table-cell/>
          <table:covered-table-cell/>
        </table:table-row>
        <table:table-row>
          <table:table-cell table:style-name="Tabella2.A2" office:value-type="string">
            <text:p text:style-name="P16">N°</text:p>
          </table:table-cell>
          <table:table-cell table:style-name="Tabella2.A2" office:value-type="string">
            <text:p text:style-name="P17">Data</text:p>
          </table:table-cell>
          <table:table-cell table:style-name="Tabella2.C2" office:value-type="string">
            <text:p text:style-name="P23">Commento orgine</text:p>
          </table:table-cell>
        </table:table-row>
        <table:table-row>
          <table:table-cell table:style-name="Tabella2.A3" office:value-type="string">
            <text:p text:style-name="P7"><text:placeholder text:placeholder-type="text">&lt;o.ref&gt;</text:placeholder></text:p>
          </table:table-cell>
          <table:table-cell table:style-name="Tabella2.B3" office:value-type="string">
            <text:p text:style-name="P8"><text:placeholder text:placeholder-type="text">&lt;formatLang(o.insert_date, date=True)&gt;</text:placeholder></text:p>
          </table:table-cell>
          <table:table-cell table:style-name="Tabella2.C3" office:value-type="string">
            <text:p text:style-name="P9"><text:placeholder text:placeholder-type="text">&lt;o.origin_other&gt;</text:placeholder></text:p>
          </table:table-cell>
        </table:table-row>
        <table:table-row>
          <table:table-cell table:style-name="Tabella2.C2" table:number-columns-spanned="3" office:value-type="string">
            <text:p text:style-name="P21">DESCRIZIONE DELLA NON CONFOMITA'</text:p>
          </table:table-cell>
          <table:covered-table-cell/>
          <table:covered-table-cell/>
        </table:table-row>
        <table:table-row table:style-name="Tabella2.5">
          <table:table-cell table:style-name="Tabella2.A5" table:number-columns-spanned="3" office:value-type="string">
            <text:p text:style-name="P38"><text:placeholder text:placeholder-type="text">&lt;o.name&gt;</text:placeholder></text:p>
          </table:table-cell>
          <table:covered-table-cell/>
          <table:covered-table-cell/>
        </table:table-row>
        <table:table-row>
          <table:table-cell table:style-name="Tabella2.C2" table:number-columns-spanned="3" office:value-type="string">
            <text:p text:style-name="P39"><text:span text:style-name="T9"><text:placeholder text:placeholder-type="text">&lt;"TRATTAMENTO NON CONFORMITA'" if o.mode == "internal" else "RICHIESTA TRATTAMENTO DELLA NON CONFORMITA' / AZIONE CORRETTIVA"&gt;</text:placeholder></text:span></text:p>
          </table:table-cell>
          <table:covered-table-cell/>
          <table:covered-table-cell/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A"/>
        <table:table-column table:style-name="Tabella1.D"/>
        <table:table-row table:style-name="Tabella1.1">
          <table:table-cell table:style-name="Tabella1.A1" table:number-columns-spanned="4" office:value-type="string">
            <text:p text:style-name="P40"><text:placeholder text:placeholder-type="text">&lt;o.treatment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35"><text:span text:style-name="T9"><text:placeholder text:placeholder-type="text">&lt;if test ="o.mode == 'internal'"&gt;</text:placeholder></text:span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29">Firma RAQ</text:p>
          </table:table-cell>
          <table:table-cell table:style-name="Tabella1.B3" office:value-type="string">
            <text:p text:style-name="P28"/>
          </table:table-cell>
          <table:table-cell table:style-name="Tabella1.A3" office:value-type="string">
            <text:p text:style-name="P25">Firma RDQ</text:p>
          </table:table-cell>
          <table:table-cell table:style-name="Tabella1.D3" office:value-type="string">
            <text:p text:style-name="P24"/>
          </table:table-cell>
        </table:table-row>
        <table:table-row table:style-name="Tabella1.2">
          <table:table-cell table:style-name="Tabella1.A4" table:number-columns-spanned="4" office:value-type="string">
            <text:p text:style-name="P35"><text:span text:style-name="T9"><text:placeholder text:placeholder-type="text">&lt;/if&gt;</text:placeholder></text:span></text:p>
          </table:table-cell>
          <table:covered-table-cell/>
          <table:covered-table-cell/>
          <table:covered-table-cell/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>
          <table:table-cell table:style-name="Tabella4.A1" table:number-columns-spanned="5" office:value-type="string">
            <text:p text:style-name="P19"><text:placeholder text:placeholder-type="text">&lt;if test="o.action_id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5" office:value-type="string">
            <text:p text:style-name="P34">APERTURA <text:span text:style-name="T14"><text:placeholder text:placeholder-type="text">&lt;(get_selection_item(o.action_id, 'type')).upper()&gt;</text:placeholder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4.A3" table:number-columns-spanned="2" office:value-type="string">
            <text:p text:style-name="P31">N. azione</text:p>
          </table:table-cell>
          <table:covered-table-cell/>
          <table:table-cell table:style-name="Tabella4.A2" table:number-columns-spanned="3" office:value-type="string">
            <text:p text:style-name="P18">Tipo azione</text:p>
          </table:table-cell>
          <table:covered-table-cell/>
          <table:covered-table-cell/>
        </table:table-row>
        <table:table-row>
          <table:table-cell table:style-name="Tabella4.A4" table:number-columns-spanned="2" office:value-type="string">
            <text:p text:style-name="P33"><text:s/><text:span text:style-name="T12"><text:placeholder text:placeholder-type="text">&lt;o.action_id.ref or ''&gt;</text:placeholder></text:span></text:p>
          </table:table-cell>
          <table:covered-table-cell/>
          <table:table-cell table:style-name="Tabella4.C4" table:number-columns-spanned="3" office:value-type="string">
            <text:p text:style-name="P20"><text:placeholder text:placeholder-type="text">&lt;get_selection_item(o.action_id, 'type')&gt;</text:placeholder></text:p>
          </table:table-cell>
          <table:covered-table-cell/>
          <table:covered-table-cell/>
        </table:table-row>
        <table:table-row>
          <table:table-cell table:style-name="Tabella4.A2" table:number-columns-spanned="5" office:value-type="string">
            <text:p text:style-name="P27">CHIUSURA NON CONFORMITA' E GIUDIZI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4.A8" table:number-columns-spanned="5" office:value-type="string">
            <text:p text:style-name="P32"><text:span text:style-name="T15">DATA: </text:span><text:span text:style-name="T12"><text:placeholder text:placeholder-type="text">&lt;formatLang(o.action_id.closed_date, date=True)  if o.action_id.closed_date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4.7">
          <table:table-cell table:style-name="Tabella4.A8" table:number-columns-spanned="5" office:value-type="string">
            <text:p text:style-name="P37"><text:span text:style-name="T12"><text:placeholder text:placeholder-type="text">&lt;o.action_id.esit_note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4.8">
          <table:table-cell table:style-name="Tabella4.A8" table:number-columns-spanned="5" office:value-type="string">
            <text:p text:style-name="P36"><text:span text:style-name="T9"><text:placeholder text:placeholder-type="text">&lt;if test ="o.mode == 'internal'"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4.9">
          <table:table-cell table:style-name="Tabella4.A3" office:value-type="string">
            <text:p text:style-name="P30">Firma RAQ</text:p>
          </table:table-cell>
          <table:table-cell table:style-name="Tabella4.B9" table:number-columns-spanned="2" office:value-type="string">
            <text:p text:style-name="P30"/>
          </table:table-cell>
          <table:covered-table-cell/>
          <table:table-cell table:style-name="Tabella4.A3" office:value-type="string">
            <text:p text:style-name="P26">Firma RDQ</text:p>
          </table:table-cell>
          <table:table-cell table:style-name="Tabella4.E9" office:value-type="string">
            <text:p text:style-name="P26"/>
          </table:table-cell>
        </table:table-row>
        <table:table-row table:style-name="Tabella4.10">
          <table:table-cell table:style-name="Tabella4.A10" table:number-columns-spanned="5" office:value-type="string">
            <text:p text:style-name="P36"><text:span text:style-name="T9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4.11">
          <table:table-cell table:style-name="Tabella4.A11" table:number-columns-spanned="5" office:value-type="string">
            <text:p text:style-name="P1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M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9" style:family="paragraph" style:parent-style-name="Frame_20_contents">
      <style:paragraph-properties fo:text-align="center" style:justify-single-word="false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6.5pt" style:font-size-asian="16.5pt" style:font-size-complex="16.5pt"/>
    </style:style>
    <style:style style:name="MT3" style:family="text">
      <style:text-properties style:font-name="Ubuntu Light1" fo:font-size="16.5pt" style:font-size-asian="16.5pt" style:font-size-complex="16.5pt"/>
    </style:style>
    <style:style style:name="MT4" style:family="text">
      <style:text-properties style:font-name="Ubuntu Light1" fo:font-size="16.5pt" officeooo:rsid="007b372c" style:font-size-asian="16.5pt" style:font-size-complex="16.5pt"/>
    </style:style>
    <style:style style:name="MT5" style:family="text">
      <style:text-properties fo:color="#ff3333" style:font-name="Ubuntu Light" fo:font-size="16.5pt" officeooo:rsid="007b372c" style:font-size-asian="16.5pt" style:font-size-complex="16.5pt"/>
    </style:style>
    <style:style style:name="MT6" style:family="text">
      <style:text-properties fo:font-weight="normal" style:font-weight-asian="normal" style:font-weight-complex="normal"/>
    </style:style>
    <style:style style:name="MT7" style:family="text">
      <style:text-properties fo:font-size="15pt" fo:font-weight="normal" style:font-size-asian="15pt" style:font-weight-asian="normal" style:font-size-complex="15pt" style:font-weight-complex="normal"/>
    </style:style>
    <style:style style:name="MT8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9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11.09cm" fo:margin-right="0.004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0"><draw:image xlink:href="Pictures/100000000000016600000077BCE3AB21.jpg" xlink:type="simple" xlink:show="embed" xlink:actuate="onLoad"/></draw:frame><draw:frame draw:style-name="Mfr2" draw:name="immagini2" text:anchor-type="paragraph" svg:x="16.828cm" svg:y="0.032cm" svg:width="2.36cm" svg:height="1.891cm" draw:z-index="2"><draw:image xlink:href="Pictures/100000000000051600000471AB8FD46F.jpg" xlink:type="simple" xlink:show="embed" xlink:actuate="onLoad"/></draw:frame></text:p>
        <text:p text:style-name="MP3"><text:s text:c="8"/><text:span text:style-name="MT1"><text:s text:c="5"/></text:span><text:span text:style-name="MT2">General Food SPA</text:span><text:span text:style-name="MT1"><text:tab/><text:tab/></text:span></text:p>
        <text:p text:style-name="MP4"><text:s text:c="5"/><text:span text:style-name="MT3">Report: N</text:span><text:span text:style-name="MT4">C </text:span><text:span text:style-name="MT5"><text:placeholder text:placeholder-type="text">&lt;'INTERNO' if o.mode == 'internal' else 'FORNITORE'&gt;</text:placeholder></text:span></text:p>
        <text:p text:style-name="MP5"><text:s text:c="6"/><text:span text:style-name="MT6"><text:s/></text:span><text:span text:style-name="MT7"><text:s text:c="4"/></text:span><text:span text:style-name="MT8">(Ver. 1.0 del 0</text:span><text:span text:style-name="MT9">4</text:span><text:span text:style-name="MT8">/</text:span><text:span text:style-name="MT9">10</text:span><text:span text:style-name="MT8">/201</text:span><text:span text:style-name="MT9">5</text:span><text:span text:style-name="MT8">)</text:span></text:p>
        <text:p text:style-name="MP6"/>
      </style:header>
      <style:footer>
        <text:p text:style-name="MP7">Ufficio Qualità</text:p>
        <text:p text:style-name="MP8"><draw:frame draw:style-name="Mfr3" draw:name="image: asimage(o.reference_user_id.signature_image)" text:anchor-type="as-char" svg:height="0.499cm" draw:z-index="1"><draw:text-box fo:min-width="0.61cm"><text:p text:style-name="MP9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1-15T16:00:38.716135689</dc:date>
    <meta:editing-duration>P1DT19H48M11S</meta:editing-duration>
    <meta:editing-cycles>509</meta:editing-cycles>
    <meta:generator>LibreOffice/4.3.3.2$Linux_X86_64 LibreOffice_project/430m0$Build-2</meta:generator>
    <dc:creator>Administrator </dc:creator>
    <meta:document-statistic meta:table-count="3" meta:image-count="2" meta:object-count="0" meta:page-count="1" meta:paragraph-count="34" meta:word-count="105" meta:character-count="902" meta:non-whitespace-character-count="797"/>
    <meta:user-defined meta:name="Info 1"/>
    <meta:user-defined meta:name="Info 2"/>
    <meta:user-defined meta:name="Info 3"/>
    <meta:user-defined meta:name="Info 4"/>
  </office:meta>
</office:document-meta>
</file>